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eef0085020" style:family="table" style:master-page-name="ta-mp-0x7feef0085020">
      <style:table-properties table:display="true" style:writing-mode="lr-tb"/>
    </style:style>
    <style:style style:name="ta-0x7feef0085210" style:family="table" style:master-page-name="ta-mp-0x7feef0085210">
      <style:table-properties table:display="true" style:writing-mode="lr-tb"/>
    </style:style>
    <style:style style:name="ta-0x7feef0085400" style:family="table" style:master-page-name="ta-mp-0x7feef0085400">
      <style:table-properties table:display="true" style:writing-mode="lr-tb"/>
    </style:style>
    <style:style style:name="ta-0x7feef00855f0" style:family="table" style:master-page-name="ta-mp-0x7feef00855f0">
      <style:table-properties table:display="true" style:writing-mode="lr-tb"/>
    </style:style>
    <style:style style:name="ta-0x7feef00857e0" style:family="table" style:master-page-name="ta-mp-0x7feef00857e0">
      <style:table-properties table:display="true" style:writing-mode="lr-tb"/>
    </style:style>
    <style:style style:name="ta-0x7feef00859d0" style:family="table" style:master-page-name="ta-mp-0x7feef00859d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eef00a3c5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ef00a3d7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ef00a3ea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3fc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8fe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21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6b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8ff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34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7e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0f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a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590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9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46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c8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51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900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da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524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b5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549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ff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53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4ed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56e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5b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902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581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5cb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55c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5f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5a60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5d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593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615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bfb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903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bf80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bfca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a602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bfef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bfa5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bfd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bf93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14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b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904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27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cd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02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a88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13c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960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e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39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12a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83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4c0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f2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5e8" style:family="table-cell" style:data-style-name="ND.0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1050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f00c071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ef00c11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OL-1" style:family="table-column">
      <style:table-column-properties style:column-width="207.00pt" style:use-optimal-column-width="true"/>
    </style:style>
    <style:style style:name="ACOL-2" style:family="table-column"/>
    <style:style style:name="ACOL-3" style:family="table-column">
      <style:table-column-properties style:column-width="81.75pt" style:use-optimal-column-width="true"/>
    </style:style>
    <style:style style:name="ACOL-4" style:family="table-column">
      <style:table-column-properties style:column-width="89.25pt" style:use-optimal-column-width="false"/>
    </style:style>
    <style:style style:name="ACOL-5" style:family="table-column">
      <style:table-column-properties style:column-width="174.00pt" style:use-optimal-column-width="true"/>
    </style:style>
    <style:style style:name="ACOL-6" style:family="table-column">
      <style:table-column-properties style:column-width="75.75pt" style:use-optimal-column-width="true"/>
    </style:style>
    <style:style style:name="ACOL-7" style:family="table-column">
      <style:table-column-properties style:column-width="49.50pt" style:use-optimal-column-width="true"/>
    </style:style>
    <style:style style:name="ACOL-8" style:family="table-column">
      <style:table-column-properties style:column-width="70.50pt" style:use-optimal-column-width="true"/>
    </style:style>
    <style:style style:name="ACOL-9" style:family="table-column">
      <style:table-column-properties style:column-width="55.50pt" style:use-optimal-column-width="true"/>
    </style:style>
    <style:style style:name="ACOL-10" style:family="table-column">
      <style:table-column-properties style:column-width="89.25pt" style:use-optimal-column-width="true"/>
    </style:style>
    <style:style style:name="ACOL-11" style:family="table-column">
      <style:table-column-properties style:column-width="143.25pt" style:use-optimal-column-width="true"/>
    </style:style>
    <style:style style:name="ACOL-12" style:family="table-column">
      <style:table-column-properties style:column-width="184.50pt" style:use-optimal-column-width="true"/>
    </style:style>
    <style:style style:name="ACOL-13" style:family="table-column">
      <style:table-column-properties style:column-width="297.75pt" style:use-optimal-column-width="true"/>
    </style:style>
    <style:style style:name="ACOL-14" style:family="table-column">
      <style:table-column-properties style:column-width="97.50pt" style:use-optimal-column-width="true"/>
    </style:style>
    <style:style style:name="ACOL-15" style:family="table-column">
      <style:table-column-properties style:column-width="108.75pt" style:use-optimal-column-width="true"/>
    </style:style>
    <style:style style:name="ACOL-16" style:family="table-column">
      <style:table-column-properties style:column-width="128.25pt" style:use-optimal-column-width="true"/>
    </style:style>
    <style:style style:name="ACOL-17" style:family="table-column">
      <style:table-column-properties style:column-width="141.75pt" style:use-optimal-column-width="true"/>
    </style:style>
    <style:style style:name="ACOL-18" style:family="table-column">
      <style:table-column-properties style:column-width="224.25pt" style:use-optimal-column-width="true"/>
    </style:style>
    <style:style style:name="ACOL-19" style:family="table-column">
      <style:table-column-properties style:column-width="319.50pt" style:use-optimal-column-width="true"/>
    </style:style>
    <style:style style:name="ACOL-20" style:family="table-column">
      <style:table-column-properties style:column-width="248.25pt" style:use-optimal-column-width="true"/>
    </style:style>
    <style:style style:name="ACOL-21" style:family="table-column">
      <style:table-column-properties style:column-width="135.75pt" style:use-optimal-column-width="true"/>
    </style:style>
    <style:style style:name="ACOL-22" style:family="table-column">
      <style:table-column-properties style:column-width="302.25pt" style:use-optimal-column-width="true"/>
    </style:style>
    <style:style style:name="ACOL-23" style:family="table-column">
      <style:table-column-properties style:column-width="69.00pt" style:use-optimal-column-width="true"/>
    </style:style>
    <style:style style:name="ACOL-24" style:family="table-column">
      <style:table-column-properties style:column-width="69.75pt" style:use-optimal-column-width="true"/>
    </style:style>
    <style:style style:name="ACOL-25" style:family="table-column">
      <style:table-column-properties style:column-width="63.75pt" style:use-optimal-column-width="true"/>
    </style:style>
    <style:style style:name="ACOL-26" style:family="table-column">
      <style:table-column-properties style:column-width="122.25pt" style:use-optimal-column-width="true"/>
    </style:style>
    <style:style style:name="ACOL-27" style:family="table-column">
      <style:table-column-properties style:column-width="71.25pt" style:use-optimal-column-width="true"/>
    </style:style>
    <style:style style:name="ACOL-28" style:family="table-column">
      <style:table-column-properties style:column-width="107.25pt" style:use-optimal-column-width="true"/>
    </style:style>
    <style:style style:name="ACOL-29" style:family="table-column">
      <style:table-column-properties style:column-width="77.25pt" style:use-optimal-column-width="true"/>
    </style:style>
    <style:style style:name="ACOL-30" style:family="table-column">
      <style:table-column-properties style:column-width="84.00pt" style:use-optimal-column-width="true"/>
    </style:style>
    <style:style style:name="ACOL-31" style:family="table-column">
      <style:table-column-properties style:column-width="68.25pt" style:use-optimal-column-width="true"/>
    </style:style>
    <style:style style:name="ACOL-32" style:family="table-column">
      <style:table-column-properties style:column-width="53.25pt" style:use-optimal-column-width="true"/>
    </style:style>
    <style:style style:name="ACOL-33" style:family="table-column">
      <style:table-column-properties style:column-width="161.25pt" style:use-optimal-column-width="true"/>
    </style:style>
    <style:style style:name="ACOL-34" style:family="table-column">
      <style:table-column-properties style:column-width="219.00pt" style:use-optimal-column-width="true"/>
    </style:style>
    <style:style style:name="ACOL-35" style:family="table-column">
      <style:table-column-properties style:column-width="237.75pt" style:use-optimal-column-width="true"/>
    </style:style>
    <style:style style:name="ACOL-36" style:family="table-column">
      <style:table-column-properties style:column-width="142.50pt" style:use-optimal-column-width="true"/>
    </style:style>
    <style:style style:name="ACOL-37" style:family="table-column">
      <style:table-column-properties style:column-width="273.00pt" style:use-optimal-column-width="true"/>
    </style:style>
    <style:style style:name="ACOL-38" style:family="table-column">
      <style:table-column-properties style:column-width="185.25pt" style:use-optimal-column-width="true"/>
    </style:style>
    <style:style style:name="ACOL-39" style:family="table-column">
      <style:table-column-properties style:column-width="64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eef008502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eef00a3c5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eef00a3d7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eef00a3d78" office:value-type="string">
            <text:p>goToMerchantLoginPage</text:p>
          </table:table-cell>
          <table:table-cell table:number-columns-repeated="127" table:style-name="Gnumeric-default"/>
        </table:table-row>
        <table:table-row table:style-name="AROW-2">
          <table:table-cell table:style-name="ACE-0x7feef00a3ea0" office:value-type="string">
            <text:p>mobileWAPMerchantRegistr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eef00a3ea0" office:value-type="string">
            <text:p>mobileWAPFillSellerInform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eef00a3ea0" office:value-type="string">
            <text:p>mobileWAPFillBankDetails</text:p>
          </table:table-cell>
          <table:table-cell table:number-columns-repeated="127" table:style-name="Gnumeric-default"/>
        </table:table-row>
        <table:table-row table:style-name="AROW-2">
          <table:table-cell table:style-name="ACE-0x7feef00a3ea0" office:value-type="string">
            <text:p>clickAndNavigateToServiceFeeAgreement</text:p>
          </table:table-cell>
          <table:table-cell table:number-columns-repeated="127" table:style-name="Gnumeric-default"/>
        </table:table-row>
        <table:table-row table:style-name="AROW-2">
          <table:table-cell table:style-name="ACE-0x7feef00a3ea0" office:value-type="string">
            <text:p>validateServiceFeeAgreementForm</text:p>
          </table:table-cell>
          <table:table-cell table:number-columns-repeated="127" table:style-name="Gnumeric-default"/>
        </table:table-row>
        <table:table-row table:style-name="AROW-2">
          <table:table-cell table:style-name="ACE-0x7feef00a3fc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11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2" gnm:cursor-row="11">
          <gnm:selection gnm:start-col="2" gnm:start-row="11" gnm:end-col="2" gnm:end-row="11"/>
        </gnm:selections>
      </table:table>
      <table:table table:name="MQA1_TestData" table:style-name="ta-0x7feef0085210" table:print="false">
        <office:forms form:automatic-focus="false" form:apply-design-mode="false">
          <form:form/>
        </office:forms>
        <table:table-column table:default-cell-style-name="ACE-0x7feef008ffb0" table:style-name="ACOL-3"/>
        <table:table-column table:default-cell-style-name="ACE-0x7feef00a40f0" table:style-name="ACOL-4"/>
        <table:table-column table:default-cell-style-name="ACE-0x7feef00a40f0" table:style-name="ACOL-5"/>
        <table:table-column table:default-cell-style-name="ACE-0x7feef00a40f0" table:style-name="ACOL-6"/>
        <table:table-column table:default-cell-style-name="ACE-0x7feef008ffb0" table:style-name="ACOL-7"/>
        <table:table-column table:default-cell-style-name="ACE-0x7feef008ffb0" table:style-name="ACOL-8"/>
        <table:table-column table:default-cell-style-name="ACE-0x7feef008ffb0" table:style-name="ACOL-9"/>
        <table:table-column table:default-cell-style-name="ACE-0x7feef008ffb0" table:style-name="ACOL-10"/>
        <table:table-column table:default-cell-style-name="ACE-0x7feef008ffb0" table:style-name="ACOL-11"/>
        <table:table-column table:default-cell-style-name="ACE-0x7feef008ffb0" table:style-name="ACOL-12"/>
        <table:table-column table:default-cell-style-name="ACE-0x7feef008ffb0" table:style-name="ACOL-13"/>
        <table:table-column table:default-cell-style-name="ACE-0x7feef008ffb0" table:style-name="ACOL-14"/>
        <table:table-column table:default-cell-style-name="ACE-0x7feef008ffb0" table:style-name="ACOL-15"/>
        <table:table-column table:default-cell-style-name="ACE-0x7feef008ffb0" table:style-name="ACOL-16"/>
        <table:table-column table:default-cell-style-name="ACE-0x7feef008ffb0" table:style-name="ACOL-17" table:number-columns-repeated="2"/>
        <table:table-column table:default-cell-style-name="ACE-0x7feef008ffb0" table:style-name="ACOL-9"/>
        <table:table-column table:default-cell-style-name="ACE-0x7feef008ffb0" table:style-name="ACOL-0" table:number-columns-repeated="2"/>
        <table:table-column table:default-cell-style-name="ACE-0x7feef008ffb0" table:style-name="ACOL-18"/>
        <table:table-column table:default-cell-style-name="ACE-0x7feef008ffb0" table:style-name="ACOL-19"/>
        <table:table-column table:default-cell-style-name="ACE-0x7feef008ffb0" table:style-name="ACOL-20"/>
        <table:table-column table:default-cell-style-name="ACE-0x7feef008ffb0" table:style-name="ACOL-21"/>
        <table:table-column table:default-cell-style-name="ACE-0x7feef008ffb0" table:style-name="ACOL-17"/>
        <table:table-column table:default-cell-style-name="ACE-0x7feef008ffb0" table:style-name="ACOL-22"/>
        <table:table-column table:default-cell-style-name="ACE-0x7feef00a40f0" table:style-name="ACOL-23"/>
        <table:table-column table:default-cell-style-name="ACE-0x7feef008ffb0" table:style-name="ACOL-24"/>
        <table:table-column table:default-cell-style-name="ACE-0x7feef00a40f0" table:style-name="ACOL-25"/>
        <table:table-column table:default-cell-style-name="ACE-0x7feef008ffb0" table:style-name="ACOL-26"/>
        <table:table-column table:default-cell-style-name="ACE-0x7feef008ffb0" table:style-name="ACOL-27"/>
        <table:table-column table:default-cell-style-name="ACE-0x7feef008ffb0" table:style-name="ACOL-28"/>
        <table:table-column table:default-cell-style-name="ACE-0x7feef008ffb0" table:style-name="ACOL-29"/>
        <table:table-column table:default-cell-style-name="ACE-0x7feef008ffb0" table:style-name="ACOL-30"/>
        <table:table-column table:default-cell-style-name="ACE-0x7feef008ffb0" table:style-name="ACOL-31"/>
        <table:table-column table:default-cell-style-name="ACE-0x7feef008ffb0" table:style-name="ACOL-32"/>
        <table:table-column table:default-cell-style-name="ACE-0x7feef008ffb0" table:style-name="ACOL-33"/>
        <table:table-column table:default-cell-style-name="ACE-0x7feef008ffb0" table:style-name="ACOL-34"/>
        <table:table-column table:default-cell-style-name="ACE-0x7feef008ffb0" table:style-name="ACOL-0" table:number-columns-repeated="91"/>
        <table:table-row table:style-name="AROW-2">
          <table:table-cell table:style-name="ACE-0x7feef00a4218" office:value-type="string">
            <text:p>MerchantName</text:p>
          </table:table-cell>
          <table:table-cell table:style-name="ACE-0x7feef00a4340" office:value-type="string">
            <text:p>Existing Store</text:p>
          </table:table-cell>
          <table:table-cell table:style-name="ACE-0x7feef00a4340" office:value-type="string">
            <text:p>EmailDomain</text:p>
          </table:table-cell>
          <table:table-cell table:style-name="ACE-0x7feef00a4340" office:value-type="string">
            <text:p>Phone Number</text:p>
          </table:table-cell>
          <table:table-cell table:style-name="ACE-0x7feef00a4468" office:value-type="string">
            <text:p>Password</text:p>
          </table:table-cell>
          <table:table-cell table:style-name="ACE-0x7feef00a4468" office:value-type="string">
            <text:p>State</text:p>
          </table:table-cell>
          <table:table-cell table:style-name="ACE-0x7feef00a4468" office:value-type="string">
            <text:p>City</text:p>
          </table:table-cell>
          <table:table-cell table:style-name="ACE-0x7feef00a4468" office:value-type="string">
            <text:p>Business Type</text:p>
          </table:table-cell>
          <table:table-cell table:style-name="ACE-0x7feef00a4468" office:value-type="string">
            <text:p>Store Name</text:p>
          </table:table-cell>
          <table:table-cell table:style-name="ACE-0x7feef00a4468" office:value-type="string">
            <text:p>Email ID</text:p>
          </table:table-cell>
          <table:table-cell table:style-name="ACE-0x7feef00a4468" office:value-type="string">
            <text:p>Existing Email Error</text:p>
          </table:table-cell>
          <table:table-cell table:style-name="ACE-0x7feef00a4468" office:value-type="string">
            <text:p>Existing Store Error</text:p>
          </table:table-cell>
          <table:table-cell table:style-name="ACE-0x7feef00a4468" office:value-type="string">
            <text:p>Registration Message</text:p>
          </table:table-cell>
          <table:table-cell table:style-name="ACE-0x7feef00a4468" office:value-type="string">
            <text:p>Company Name</text:p>
          </table:table-cell>
          <table:table-cell table:style-name="ACE-0x7feef00a4468" office:value-type="string">
            <text:p>PickUpOrDispatch address 1</text:p>
          </table:table-cell>
          <table:table-cell table:style-name="ACE-0x7feef00a4468" office:value-type="string">
            <text:p>PickUpOrDispatch address 2</text:p>
          </table:table-cell>
          <table:table-cell table:style-name="ACE-0x7feef00a4468" office:value-type="string">
            <text:p>City</text:p>
          </table:table-cell>
          <table:table-cell table:style-name="ACE-0x7feef00a4468" office:value-type="string">
            <text:p>State</text:p>
          </table:table-cell>
          <table:table-cell table:style-name="ACE-0x7feef00a4468" office:value-type="string">
            <text:p>Pin Code</text:p>
          </table:table-cell>
          <table:table-cell table:style-name="ACE-0x7feef00a4468" office:value-type="string">
            <text:p>Company Error</text:p>
          </table:table-cell>
          <table:table-cell table:style-name="ACE-0x7feef00a4468" office:value-type="string">
            <text:p>Strategic Business Error</text:p>
          </table:table-cell>
          <table:table-cell table:style-name="ACE-0x7feef00a4468" office:value-type="string">
            <text:p>Dispatch Address1 Error</text:p>
          </table:table-cell>
          <table:table-cell table:style-name="ACE-0x7feef00a4468" office:value-type="string">
            <text:p>City Error</text:p>
          </table:table-cell>
          <table:table-cell table:style-name="ACE-0x7feef00a4468" office:value-type="string">
            <text:p>State Error</text:p>
          </table:table-cell>
          <table:table-cell table:style-name="ACE-0x7feef00a4468" office:value-type="string">
            <text:p>Pincode Error</text:p>
          </table:table-cell>
          <table:table-cell table:style-name="ACE-0x7feef00a4340" office:value-type="string">
            <text:p>PanNumber</text:p>
          </table:table-cell>
          <table:table-cell table:style-name="ACE-0x7feef00a4468" office:value-type="string">
            <text:p>PanName</text:p>
          </table:table-cell>
          <table:table-cell table:style-name="ACE-0x7feef00a4340" office:value-type="string">
            <text:p>PanDOB</text:p>
          </table:table-cell>
          <table:table-cell table:style-name="ACE-0x7feef00a4468" office:value-type="string">
            <text:p>Annual TurnOver</text:p>
          </table:table-cell>
          <table:table-cell table:style-name="ACE-0x7feef00a4468" office:value-type="string">
            <text:p>Describes You</text:p>
          </table:table-cell>
          <table:table-cell table:style-name="ACE-0x7feef00a4468" office:value-type="string">
            <text:p>Account HolderName</text:p>
          </table:table-cell>
          <table:table-cell table:style-name="ACE-0x7feef00a4468" office:value-type="string">
            <text:p>Bank Name</text:p>
          </table:table-cell>
          <table:table-cell table:style-name="ACE-0x7feef00a4468" office:value-type="string">
            <text:p>Bank AccountNo</text:p>
          </table:table-cell>
          <table:table-cell table:style-name="ACE-0x7feef00a4468" office:value-type="string">
            <text:p>Account Type</text:p>
          </table:table-cell>
          <table:table-cell table:style-name="ACE-0x7feef00a4468" office:value-type="string">
            <text:p>Bank IFSC</text:p>
          </table:table-cell>
          <table:table-cell table:style-name="ACE-0x7feef00a4468" office:value-type="string">
            <text:p>Service Fee Page Text</text:p>
          </table:table-cell>
          <table:table-cell table:style-name="ACE-0x7feef00a4590" office:value-type="string">
            <text:p>testemail</text:p>
          </table:table-cell>
          <table:table-cell table:number-columns-repeated="91" table:style-name="ACE-0x7feef008ffb0"/>
        </table:table-row>
        <table:table-row table:style-name="AROW-2">
          <table:table-cell table:style-name="ACE-0x7feef00a46b8" office:value-type="string">
            <text:p>Test Merchant</text:p>
          </table:table-cell>
          <table:table-cell table:style-name="ACE-0x7feef00a47e0" office:value-type="string">
            <text:p>MerchantStore</text:p>
          </table:table-cell>
          <table:table-cell table:style-name="ACE-0x7feef00a47e0" office:value-type="string">
            <text:p>@crestechglobal.com</text:p>
          </table:table-cell>
          <table:table-cell table:style-name="ACE-0x7feef00a47e0" office:value-type="float" office:value="9876543210">
            <text:p>9876543210</text:p>
          </table:table-cell>
          <table:table-cell table:style-name="ACE-0x7feef00a4908" office:value-type="float" office:value="123456">
            <text:p>123456</text:p>
          </table:table-cell>
          <table:table-cell table:style-name="ACE-0x7feef00a4908" office:value-type="string">
            <text:p>Uttar Pradesh</text:p>
          </table:table-cell>
          <table:table-cell table:style-name="ACE-0x7feef00a4908" office:value-type="string">
            <text:p>Ghaziabad</text:p>
          </table:table-cell>
          <table:table-cell table:style-name="ACE-0x7feef00a4908" office:value-type="string">
            <text:p>Home Appliances</text:p>
          </table:table-cell>
          <table:table-cell table:style-name="ACE-0x7feef00a4908" office:value-type="string">
            <text:p>DynamicMerchantStore</text:p>
          </table:table-cell>
          <table:table-cell table:style-name="ACE-0x7feef00a4908" office:value-type="string">
            <text:p>dynamicmerchantid</text:p>
          </table:table-cell>
          <table:table-cell table:style-name="ACE-0x7feef00a4908" office:value-type="string">
            <text:p>email address is already used for another merchant account</text:p>
          </table:table-cell>
          <table:table-cell table:style-name="ACE-0x7feef00a4908" office:value-type="string">
            <text:p>A company with this name is already registered</text:p>
          </table:table-cell>
          <table:table-cell table:style-name="ACE-0x7feef00a4908" office:value-type="string">
            <text:p>Thanks for signing-up with ShopClues.com as a merchant</text:p>
          </table:table-cell>
          <table:table-cell table:style-name="ACE-0x7feef00a4908" office:value-type="string">
            <text:p>Merchant Online Mega Store</text:p>
          </table:table-cell>
          <table:table-cell table:style-name="ACE-0x7feef00a4908" office:value-type="string">
            <text:p>Merchant testing address</text:p>
          </table:table-cell>
          <table:table-cell table:style-name="ACE-0x7feef00a4908" office:value-type="string">
            <text:p>Merchant testing address</text:p>
          </table:table-cell>
          <table:table-cell table:style-name="ACE-0x7feef00a4908" office:value-type="string">
            <text:p>Ghaziabad</text:p>
          </table:table-cell>
          <table:table-cell table:style-name="ACE-0x7feef00a4908" office:value-type="string">
            <text:p>Uttar Pradesh</text:p>
          </table:table-cell>
          <table:table-cell table:style-name="ACE-0x7feef00a4908" office:value-type="float" office:value="201002">
            <text:p>201002</text:p>
          </table:table-cell>
          <table:table-cell table:style-name="ACE-0x7feef00a4908" office:value-type="string">
            <text:p>The Company Legal Name field is mandatory</text:p>
          </table:table-cell>
          <table:table-cell table:style-name="ACE-0x7feef00a4908" office:value-type="string">
            <text:p>The email address in the Strategic Business Email field is invalid</text:p>
          </table:table-cell>
          <table:table-cell table:style-name="ACE-0x7feef00a4908" office:value-type="string">
            <text:p>The Pickup / Dispatch Address1 field is mandatory</text:p>
          </table:table-cell>
          <table:table-cell table:style-name="ACE-0x7feef00a4908" office:value-type="string">
            <text:p>The City field is mandatory</text:p>
          </table:table-cell>
          <table:table-cell table:style-name="ACE-0x7feef00a4908" office:value-type="string">
            <text:p>The State field is mandatory</text:p>
          </table:table-cell>
          <table:table-cell table:style-name="ACE-0x7feef00a4908" office:value-type="string">
            <text:p>The value of the PIN Code field is invalid. It should be integer</text:p>
          </table:table-cell>
          <table:table-cell table:style-name="ACE-0x7feef00a47e0" office:value-type="string">
            <text:p>AHOPN0673P</text:p>
          </table:table-cell>
          <table:table-cell table:style-name="ACE-0x7feef00a4908" office:value-type="string">
            <text:p>Merchant Pan</text:p>
          </table:table-cell>
          <table:table-cell table:style-name="ACE-0x7feef00a47e0" office:value-type="string">
            <text:p>1989-03-20</text:p>
          </table:table-cell>
          <table:table-cell table:style-name="ACE-0x7feef00a4908" office:value-type="string">
            <text:p>Between 5 and 25 Lacs</text:p>
          </table:table-cell>
          <table:table-cell table:style-name="ACE-0x7feef00a4908" office:value-type="string">
            <text:p>Franchisee</text:p>
          </table:table-cell>
          <table:table-cell table:style-name="ACE-0x7feef00a4908" office:value-type="string">
            <text:p>Merchant Name</text:p>
          </table:table-cell>
          <table:table-cell table:style-name="ACE-0x7feef00a4908" office:value-type="string">
            <text:p>Merchant Bank</text:p>
          </table:table-cell>
          <table:table-cell table:style-name="ACE-0x7feef00a4908" office:value-type="float" office:value="123456789">
            <text:p>123456789</text:p>
          </table:table-cell>
          <table:table-cell table:style-name="ACE-0x7feef00a4908" office:value-type="string">
            <text:p>current</text:p>
          </table:table-cell>
          <table:table-cell table:style-name="ACE-0x7feef00a4908" office:value-type="float" office:value="54321">
            <text:p>54321</text:p>
          </table:table-cell>
          <table:table-cell table:style-name="ACE-0x7feef00a4908" office:value-type="string">
            <text:p>Selling Service Fee by Category </text:p>
          </table:table-cell>
          <table:table-cell table:style-name="ACE-0x7feef00a4a30" office:value-type="string">
            <text:p>merchant14d9dfb827a@crestechglobal.com</text:p>
          </table:table-cell>
          <table:table-cell table:number-columns-repeated="91" table:style-name="ACE-0x7feef008ffb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1" gnm:cursor-row="16">
          <gnm:selection gnm:start-col="1" gnm:start-row="16" gnm:end-col="1" gnm:end-row="16"/>
        </gnm:selections>
      </table:table>
      <table:table table:name="MQA2_TestData" table:style-name="ta-0x7feef0085400" table:print="false">
        <office:forms form:automatic-focus="false" form:apply-design-mode="false">
          <form:form/>
        </office:forms>
        <table:table-column table:default-cell-style-name="ACE-0x7feef00900d8" table:style-name="ACOL-3"/>
        <table:table-column table:default-cell-style-name="ACE-0x7feef00a4b58" table:style-name="ACOL-4"/>
        <table:table-column table:default-cell-style-name="ACE-0x7feef00a4b58" table:style-name="ACOL-5"/>
        <table:table-column table:default-cell-style-name="ACE-0x7feef00a4b58" table:style-name="ACOL-6"/>
        <table:table-column table:default-cell-style-name="ACE-0x7feef00900d8" table:style-name="ACOL-7"/>
        <table:table-column table:default-cell-style-name="ACE-0x7feef00900d8" table:style-name="ACOL-8"/>
        <table:table-column table:default-cell-style-name="ACE-0x7feef00900d8" table:style-name="ACOL-9"/>
        <table:table-column table:default-cell-style-name="ACE-0x7feef00900d8" table:style-name="ACOL-10"/>
        <table:table-column table:default-cell-style-name="ACE-0x7feef00900d8" table:style-name="ACOL-11"/>
        <table:table-column table:default-cell-style-name="ACE-0x7feef00900d8" table:style-name="ACOL-12"/>
        <table:table-column table:default-cell-style-name="ACE-0x7feef00900d8" table:style-name="ACOL-13"/>
        <table:table-column table:default-cell-style-name="ACE-0x7feef00900d8" table:style-name="ACOL-14"/>
        <table:table-column table:default-cell-style-name="ACE-0x7feef00900d8" table:style-name="ACOL-15"/>
        <table:table-column table:default-cell-style-name="ACE-0x7feef00900d8" table:style-name="ACOL-16"/>
        <table:table-column table:default-cell-style-name="ACE-0x7feef00900d8" table:style-name="ACOL-17" table:number-columns-repeated="2"/>
        <table:table-column table:default-cell-style-name="ACE-0x7feef00900d8" table:style-name="ACOL-9"/>
        <table:table-column table:default-cell-style-name="ACE-0x7feef00900d8" table:style-name="ACOL-0" table:number-columns-repeated="2"/>
        <table:table-column table:default-cell-style-name="ACE-0x7feef00900d8" table:style-name="ACOL-18"/>
        <table:table-column table:default-cell-style-name="ACE-0x7feef00900d8" table:style-name="ACOL-19"/>
        <table:table-column table:default-cell-style-name="ACE-0x7feef00900d8" table:style-name="ACOL-20"/>
        <table:table-column table:default-cell-style-name="ACE-0x7feef00900d8" table:style-name="ACOL-21"/>
        <table:table-column table:default-cell-style-name="ACE-0x7feef00900d8" table:style-name="ACOL-17"/>
        <table:table-column table:default-cell-style-name="ACE-0x7feef00900d8" table:style-name="ACOL-22"/>
        <table:table-column table:default-cell-style-name="ACE-0x7feef00a4b58" table:style-name="ACOL-23"/>
        <table:table-column table:default-cell-style-name="ACE-0x7feef00900d8" table:style-name="ACOL-24"/>
        <table:table-column table:default-cell-style-name="ACE-0x7feef00a4b58" table:style-name="ACOL-25"/>
        <table:table-column table:default-cell-style-name="ACE-0x7feef00900d8" table:style-name="ACOL-26"/>
        <table:table-column table:default-cell-style-name="ACE-0x7feef00900d8" table:style-name="ACOL-27"/>
        <table:table-column table:default-cell-style-name="ACE-0x7feef00900d8" table:style-name="ACOL-28"/>
        <table:table-column table:default-cell-style-name="ACE-0x7feef00900d8" table:style-name="ACOL-29"/>
        <table:table-column table:default-cell-style-name="ACE-0x7feef00900d8" table:style-name="ACOL-30"/>
        <table:table-column table:default-cell-style-name="ACE-0x7feef00900d8" table:style-name="ACOL-31"/>
        <table:table-column table:default-cell-style-name="ACE-0x7feef00900d8" table:style-name="ACOL-32"/>
        <table:table-column table:default-cell-style-name="ACE-0x7feef00900d8" table:style-name="ACOL-33"/>
        <table:table-column table:default-cell-style-name="ACE-0x7feef00900d8" table:style-name="ACOL-34"/>
        <table:table-column table:default-cell-style-name="ACE-0x7feef00900d8" table:style-name="ACOL-0" table:number-columns-repeated="91"/>
        <table:table-row table:style-name="AROW-2">
          <table:table-cell table:style-name="ACE-0x7feef00a4c80" office:value-type="string">
            <text:p>MerchantName</text:p>
          </table:table-cell>
          <table:table-cell table:style-name="ACE-0x7feef00a4da8" office:value-type="string">
            <text:p>Existing Store</text:p>
          </table:table-cell>
          <table:table-cell table:style-name="ACE-0x7feef00a4da8" office:value-type="string">
            <text:p>EmailDomain</text:p>
          </table:table-cell>
          <table:table-cell table:style-name="ACE-0x7feef00a4da8" office:value-type="string">
            <text:p>Phone Number</text:p>
          </table:table-cell>
          <table:table-cell table:style-name="ACE-0x7feef00a4ed0" office:value-type="string">
            <text:p>Password</text:p>
          </table:table-cell>
          <table:table-cell table:style-name="ACE-0x7feef00a4ed0" office:value-type="string">
            <text:p>State</text:p>
          </table:table-cell>
          <table:table-cell table:style-name="ACE-0x7feef00a4ed0" office:value-type="string">
            <text:p>City</text:p>
          </table:table-cell>
          <table:table-cell table:style-name="ACE-0x7feef00a4ed0" office:value-type="string">
            <text:p>Business Type</text:p>
          </table:table-cell>
          <table:table-cell table:style-name="ACE-0x7feef00a4ed0" office:value-type="string">
            <text:p>Store Name</text:p>
          </table:table-cell>
          <table:table-cell table:style-name="ACE-0x7feef00a4ed0" office:value-type="string">
            <text:p>Email ID</text:p>
          </table:table-cell>
          <table:table-cell table:style-name="ACE-0x7feef00a4ed0" office:value-type="string">
            <text:p>Existing Email Error</text:p>
          </table:table-cell>
          <table:table-cell table:style-name="ACE-0x7feef00a4ed0" office:value-type="string">
            <text:p>Existing Store Error</text:p>
          </table:table-cell>
          <table:table-cell table:style-name="ACE-0x7feef00a4ed0" office:value-type="string">
            <text:p>Registration Message</text:p>
          </table:table-cell>
          <table:table-cell table:style-name="ACE-0x7feef00a4ed0" office:value-type="string">
            <text:p>Company Name</text:p>
          </table:table-cell>
          <table:table-cell table:style-name="ACE-0x7feef00a4ed0" office:value-type="string">
            <text:p>PickUpOrDispatch address 1</text:p>
          </table:table-cell>
          <table:table-cell table:style-name="ACE-0x7feef00a4ed0" office:value-type="string">
            <text:p>PickUpOrDispatch address 2</text:p>
          </table:table-cell>
          <table:table-cell table:style-name="ACE-0x7feef00a4ed0" office:value-type="string">
            <text:p>City</text:p>
          </table:table-cell>
          <table:table-cell table:style-name="ACE-0x7feef00a4ed0" office:value-type="string">
            <text:p>State</text:p>
          </table:table-cell>
          <table:table-cell table:style-name="ACE-0x7feef00a4ed0" office:value-type="string">
            <text:p>Pin Code</text:p>
          </table:table-cell>
          <table:table-cell table:style-name="ACE-0x7feef00a4ed0" office:value-type="string">
            <text:p>Company Error</text:p>
          </table:table-cell>
          <table:table-cell table:style-name="ACE-0x7feef00a4ed0" office:value-type="string">
            <text:p>Strategic Business Error</text:p>
          </table:table-cell>
          <table:table-cell table:style-name="ACE-0x7feef00a4ed0" office:value-type="string">
            <text:p>Dispatch Address1 Error</text:p>
          </table:table-cell>
          <table:table-cell table:style-name="ACE-0x7feef00a4ed0" office:value-type="string">
            <text:p>City Error</text:p>
          </table:table-cell>
          <table:table-cell table:style-name="ACE-0x7feef00a4ed0" office:value-type="string">
            <text:p>State Error</text:p>
          </table:table-cell>
          <table:table-cell table:style-name="ACE-0x7feef00a4ed0" office:value-type="string">
            <text:p>Pincode Error</text:p>
          </table:table-cell>
          <table:table-cell table:style-name="ACE-0x7feef00a4da8" office:value-type="string">
            <text:p>PanNumber</text:p>
          </table:table-cell>
          <table:table-cell table:style-name="ACE-0x7feef00a4ed0" office:value-type="string">
            <text:p>PanName</text:p>
          </table:table-cell>
          <table:table-cell table:style-name="ACE-0x7feef00a4da8" office:value-type="string">
            <text:p>PanDOB</text:p>
          </table:table-cell>
          <table:table-cell table:style-name="ACE-0x7feef00a4ed0" office:value-type="string">
            <text:p>Annual TurnOver</text:p>
          </table:table-cell>
          <table:table-cell table:style-name="ACE-0x7feef00a4ed0" office:value-type="string">
            <text:p>Describes You</text:p>
          </table:table-cell>
          <table:table-cell table:style-name="ACE-0x7feef00a4ed0" office:value-type="string">
            <text:p>Account HolderName</text:p>
          </table:table-cell>
          <table:table-cell table:style-name="ACE-0x7feef00a4ed0" office:value-type="string">
            <text:p>Bank Name</text:p>
          </table:table-cell>
          <table:table-cell table:style-name="ACE-0x7feef00a4ed0" office:value-type="string">
            <text:p>Bank AccountNo</text:p>
          </table:table-cell>
          <table:table-cell table:style-name="ACE-0x7feef00a4ed0" office:value-type="string">
            <text:p>Account Type</text:p>
          </table:table-cell>
          <table:table-cell table:style-name="ACE-0x7feef00a4ed0" office:value-type="string">
            <text:p>Bank IFSC</text:p>
          </table:table-cell>
          <table:table-cell table:style-name="ACE-0x7feef00a4ed0" office:value-type="string">
            <text:p>Service Fee Page Text</text:p>
          </table:table-cell>
          <table:table-cell table:style-name="ACE-0x7feef00a4ff8" office:value-type="string">
            <text:p>testemail</text:p>
          </table:table-cell>
          <table:table-cell table:number-columns-repeated="91" table:style-name="ACE-0x7feef00900d8"/>
        </table:table-row>
        <table:table-row table:style-name="AROW-2">
          <table:table-cell table:style-name="ACE-0x7feef00a5120" office:value-type="string">
            <text:p>Test Merchant</text:p>
          </table:table-cell>
          <table:table-cell table:style-name="ACE-0x7feef00a5248" office:value-type="string">
            <text:p>MerchantStore</text:p>
          </table:table-cell>
          <table:table-cell table:style-name="ACE-0x7feef00a5248" office:value-type="string">
            <text:p>@crestechglobal.com</text:p>
          </table:table-cell>
          <table:table-cell table:style-name="ACE-0x7feef00a5248" office:value-type="float" office:value="9876543210">
            <text:p>9876543210</text:p>
          </table:table-cell>
          <table:table-cell table:style-name="ACE-0x7feef00a5370" office:value-type="float" office:value="123456">
            <text:p>123456</text:p>
          </table:table-cell>
          <table:table-cell table:style-name="ACE-0x7feef00a5370" office:value-type="string">
            <text:p>Uttar Pradesh</text:p>
          </table:table-cell>
          <table:table-cell table:style-name="ACE-0x7feef00a5370" office:value-type="string">
            <text:p>Ghaziabad</text:p>
          </table:table-cell>
          <table:table-cell table:style-name="ACE-0x7feef00a5370" office:value-type="string">
            <text:p>Home Appliances</text:p>
          </table:table-cell>
          <table:table-cell table:style-name="ACE-0x7feef00a5370" office:value-type="string">
            <text:p>DynamicMerchantStore</text:p>
          </table:table-cell>
          <table:table-cell table:style-name="ACE-0x7feef00a5370" office:value-type="string">
            <text:p>dynamicmerchantid</text:p>
          </table:table-cell>
          <table:table-cell table:style-name="ACE-0x7feef00a5370" office:value-type="string">
            <text:p>email address is already used for another merchant account</text:p>
          </table:table-cell>
          <table:table-cell table:style-name="ACE-0x7feef00a5370" office:value-type="string">
            <text:p>A company with this name is already registered</text:p>
          </table:table-cell>
          <table:table-cell table:style-name="ACE-0x7feef00a5370" office:value-type="string">
            <text:p>Thanks for signing-up with ShopClues.com as a merchant</text:p>
          </table:table-cell>
          <table:table-cell table:style-name="ACE-0x7feef00a5370" office:value-type="string">
            <text:p>Merchant Online Mega Store</text:p>
          </table:table-cell>
          <table:table-cell table:style-name="ACE-0x7feef00a5370" office:value-type="string">
            <text:p>Merchant testing address</text:p>
          </table:table-cell>
          <table:table-cell table:style-name="ACE-0x7feef00a5370" office:value-type="string">
            <text:p>Merchant testing address</text:p>
          </table:table-cell>
          <table:table-cell table:style-name="ACE-0x7feef00a5370" office:value-type="string">
            <text:p>Ghaziabad</text:p>
          </table:table-cell>
          <table:table-cell table:style-name="ACE-0x7feef00a5370" office:value-type="string">
            <text:p>Uttar Pradesh</text:p>
          </table:table-cell>
          <table:table-cell table:style-name="ACE-0x7feef00a5370" office:value-type="float" office:value="201002">
            <text:p>201002</text:p>
          </table:table-cell>
          <table:table-cell table:style-name="ACE-0x7feef00a5370" office:value-type="string">
            <text:p>The Company Legal Name field is mandatory</text:p>
          </table:table-cell>
          <table:table-cell table:style-name="ACE-0x7feef00a5370" office:value-type="string">
            <text:p>The email address in the Strategic Business Email field is invalid</text:p>
          </table:table-cell>
          <table:table-cell table:style-name="ACE-0x7feef00a5370" office:value-type="string">
            <text:p>The Pickup / Dispatch Address1 field is mandatory</text:p>
          </table:table-cell>
          <table:table-cell table:style-name="ACE-0x7feef00a5370" office:value-type="string">
            <text:p>The City field is mandatory</text:p>
          </table:table-cell>
          <table:table-cell table:style-name="ACE-0x7feef00a5370" office:value-type="string">
            <text:p>The State field is mandatory</text:p>
          </table:table-cell>
          <table:table-cell table:style-name="ACE-0x7feef00a5370" office:value-type="string">
            <text:p>The value of the PIN Code field is invalid. It should be integer</text:p>
          </table:table-cell>
          <table:table-cell table:style-name="ACE-0x7feef00a5248" office:value-type="string">
            <text:p>AHOPN0673P</text:p>
          </table:table-cell>
          <table:table-cell table:style-name="ACE-0x7feef00a5370" office:value-type="string">
            <text:p>Merchant Pan</text:p>
          </table:table-cell>
          <table:table-cell table:style-name="ACE-0x7feef00a5248" office:value-type="string">
            <text:p>1989-03-20</text:p>
          </table:table-cell>
          <table:table-cell table:style-name="ACE-0x7feef00a5370" office:value-type="string">
            <text:p>Between 5 and 25 Lacs</text:p>
          </table:table-cell>
          <table:table-cell table:style-name="ACE-0x7feef00a5370" office:value-type="string">
            <text:p>Franchisee</text:p>
          </table:table-cell>
          <table:table-cell table:style-name="ACE-0x7feef00a5370" office:value-type="string">
            <text:p>Merchant Name</text:p>
          </table:table-cell>
          <table:table-cell table:style-name="ACE-0x7feef00a5370" office:value-type="string">
            <text:p>Merchant Bank</text:p>
          </table:table-cell>
          <table:table-cell table:style-name="ACE-0x7feef00a5370" office:value-type="float" office:value="123456789">
            <text:p>123456789</text:p>
          </table:table-cell>
          <table:table-cell table:style-name="ACE-0x7feef00a5370" office:value-type="string">
            <text:p>current</text:p>
          </table:table-cell>
          <table:table-cell table:style-name="ACE-0x7feef00a5370" office:value-type="float" office:value="54321">
            <text:p>54321</text:p>
          </table:table-cell>
          <table:table-cell table:style-name="ACE-0x7feef00a5370" office:value-type="string">
            <text:p>Selling Service Fee by Category </text:p>
          </table:table-cell>
          <table:table-cell table:style-name="ACE-0x7feef00a5498" office:value-type="string">
            <text:p>merchant14d9dfb827a@crestechglobal.com</text:p>
          </table:table-cell>
          <table:table-cell table:number-columns-repeated="91" table:style-name="ACE-0x7feef00900d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eef00855f0" table:print="false">
        <office:forms form:automatic-focus="false" form:apply-design-mode="false">
          <form:form/>
        </office:forms>
        <table:table-column table:default-cell-style-name="ACE-0x7feef0090200" table:style-name="ACOL-3"/>
        <table:table-column table:default-cell-style-name="ACE-0x7feef00a55c0" table:style-name="ACOL-4"/>
        <table:table-column table:default-cell-style-name="ACE-0x7feef00a55c0" table:style-name="ACOL-5"/>
        <table:table-column table:default-cell-style-name="ACE-0x7feef00a55c0" table:style-name="ACOL-6"/>
        <table:table-column table:default-cell-style-name="ACE-0x7feef0090200" table:style-name="ACOL-7"/>
        <table:table-column table:default-cell-style-name="ACE-0x7feef0090200" table:style-name="ACOL-8"/>
        <table:table-column table:default-cell-style-name="ACE-0x7feef0090200" table:style-name="ACOL-9"/>
        <table:table-column table:default-cell-style-name="ACE-0x7feef0090200" table:style-name="ACOL-10"/>
        <table:table-column table:default-cell-style-name="ACE-0x7feef0090200" table:style-name="ACOL-11"/>
        <table:table-column table:default-cell-style-name="ACE-0x7feef0090200" table:style-name="ACOL-12"/>
        <table:table-column table:default-cell-style-name="ACE-0x7feef0090200" table:style-name="ACOL-13"/>
        <table:table-column table:default-cell-style-name="ACE-0x7feef0090200" table:style-name="ACOL-14"/>
        <table:table-column table:default-cell-style-name="ACE-0x7feef0090200" table:style-name="ACOL-15"/>
        <table:table-column table:default-cell-style-name="ACE-0x7feef0090200" table:style-name="ACOL-16"/>
        <table:table-column table:default-cell-style-name="ACE-0x7feef0090200" table:style-name="ACOL-17" table:number-columns-repeated="2"/>
        <table:table-column table:default-cell-style-name="ACE-0x7feef0090200" table:style-name="ACOL-9"/>
        <table:table-column table:default-cell-style-name="ACE-0x7feef0090200" table:style-name="ACOL-0" table:number-columns-repeated="2"/>
        <table:table-column table:default-cell-style-name="ACE-0x7feef0090200" table:style-name="ACOL-18"/>
        <table:table-column table:default-cell-style-name="ACE-0x7feef0090200" table:style-name="ACOL-19"/>
        <table:table-column table:default-cell-style-name="ACE-0x7feef0090200" table:style-name="ACOL-20"/>
        <table:table-column table:default-cell-style-name="ACE-0x7feef0090200" table:style-name="ACOL-21"/>
        <table:table-column table:default-cell-style-name="ACE-0x7feef0090200" table:style-name="ACOL-17"/>
        <table:table-column table:default-cell-style-name="ACE-0x7feef0090200" table:style-name="ACOL-22"/>
        <table:table-column table:default-cell-style-name="ACE-0x7feef00a55c0" table:style-name="ACOL-23"/>
        <table:table-column table:default-cell-style-name="ACE-0x7feef0090200" table:style-name="ACOL-24"/>
        <table:table-column table:default-cell-style-name="ACE-0x7feef00a55c0" table:style-name="ACOL-25"/>
        <table:table-column table:default-cell-style-name="ACE-0x7feef0090200" table:style-name="ACOL-26"/>
        <table:table-column table:default-cell-style-name="ACE-0x7feef0090200" table:style-name="ACOL-27"/>
        <table:table-column table:default-cell-style-name="ACE-0x7feef0090200" table:style-name="ACOL-28"/>
        <table:table-column table:default-cell-style-name="ACE-0x7feef0090200" table:style-name="ACOL-29"/>
        <table:table-column table:default-cell-style-name="ACE-0x7feef0090200" table:style-name="ACOL-30"/>
        <table:table-column table:default-cell-style-name="ACE-0x7feef0090200" table:style-name="ACOL-31"/>
        <table:table-column table:default-cell-style-name="ACE-0x7feef0090200" table:style-name="ACOL-32"/>
        <table:table-column table:default-cell-style-name="ACE-0x7feef0090200" table:style-name="ACOL-33"/>
        <table:table-column table:default-cell-style-name="ACE-0x7feef0090200" table:style-name="ACOL-34"/>
        <table:table-column table:default-cell-style-name="ACE-0x7feef0090200" table:style-name="ACOL-0" table:number-columns-repeated="91"/>
        <table:table-row table:style-name="AROW-2">
          <table:table-cell table:style-name="ACE-0x7feef00a56e8" office:value-type="string">
            <text:p>MerchantName</text:p>
          </table:table-cell>
          <table:table-cell table:style-name="ACE-0x7feef00a5810" office:value-type="string">
            <text:p>Existing Store</text:p>
          </table:table-cell>
          <table:table-cell table:style-name="ACE-0x7feef00a5810" office:value-type="string">
            <text:p>EmailDomain</text:p>
          </table:table-cell>
          <table:table-cell table:style-name="ACE-0x7feef00a5810" office:value-type="string">
            <text:p>Phone Number</text:p>
          </table:table-cell>
          <table:table-cell table:style-name="ACE-0x7feef00a5938" office:value-type="string">
            <text:p>Password</text:p>
          </table:table-cell>
          <table:table-cell table:style-name="ACE-0x7feef00a5938" office:value-type="string">
            <text:p>State</text:p>
          </table:table-cell>
          <table:table-cell table:style-name="ACE-0x7feef00a5938" office:value-type="string">
            <text:p>City</text:p>
          </table:table-cell>
          <table:table-cell table:style-name="ACE-0x7feef00a5938" office:value-type="string">
            <text:p>Business Type</text:p>
          </table:table-cell>
          <table:table-cell table:style-name="ACE-0x7feef00a5938" office:value-type="string">
            <text:p>Store Name</text:p>
          </table:table-cell>
          <table:table-cell table:style-name="ACE-0x7feef00a5938" office:value-type="string">
            <text:p>Email ID</text:p>
          </table:table-cell>
          <table:table-cell table:style-name="ACE-0x7feef00a5938" office:value-type="string">
            <text:p>Existing Email Error</text:p>
          </table:table-cell>
          <table:table-cell table:style-name="ACE-0x7feef00a5938" office:value-type="string">
            <text:p>Existing Store Error</text:p>
          </table:table-cell>
          <table:table-cell table:style-name="ACE-0x7feef00a5938" office:value-type="string">
            <text:p>Registration Message</text:p>
          </table:table-cell>
          <table:table-cell table:style-name="ACE-0x7feef00a5938" office:value-type="string">
            <text:p>Company Name</text:p>
          </table:table-cell>
          <table:table-cell table:style-name="ACE-0x7feef00a5938" office:value-type="string">
            <text:p>PickUpOrDispatch address 1</text:p>
          </table:table-cell>
          <table:table-cell table:style-name="ACE-0x7feef00a5938" office:value-type="string">
            <text:p>PickUpOrDispatch address 2</text:p>
          </table:table-cell>
          <table:table-cell table:style-name="ACE-0x7feef00a5938" office:value-type="string">
            <text:p>City</text:p>
          </table:table-cell>
          <table:table-cell table:style-name="ACE-0x7feef00a5938" office:value-type="string">
            <text:p>State</text:p>
          </table:table-cell>
          <table:table-cell table:style-name="ACE-0x7feef00a5938" office:value-type="string">
            <text:p>Pin Code</text:p>
          </table:table-cell>
          <table:table-cell table:style-name="ACE-0x7feef00a5938" office:value-type="string">
            <text:p>Company Error</text:p>
          </table:table-cell>
          <table:table-cell table:style-name="ACE-0x7feef00a5938" office:value-type="string">
            <text:p>Strategic Business Error</text:p>
          </table:table-cell>
          <table:table-cell table:style-name="ACE-0x7feef00a5938" office:value-type="string">
            <text:p>Dispatch Address1 Error</text:p>
          </table:table-cell>
          <table:table-cell table:style-name="ACE-0x7feef00a5938" office:value-type="string">
            <text:p>City Error</text:p>
          </table:table-cell>
          <table:table-cell table:style-name="ACE-0x7feef00a5938" office:value-type="string">
            <text:p>State Error</text:p>
          </table:table-cell>
          <table:table-cell table:style-name="ACE-0x7feef00a5938" office:value-type="string">
            <text:p>Pincode Error</text:p>
          </table:table-cell>
          <table:table-cell table:style-name="ACE-0x7feef00a5810" office:value-type="string">
            <text:p>PanNumber</text:p>
          </table:table-cell>
          <table:table-cell table:style-name="ACE-0x7feef00a5938" office:value-type="string">
            <text:p>PanName</text:p>
          </table:table-cell>
          <table:table-cell table:style-name="ACE-0x7feef00a5810" office:value-type="string">
            <text:p>PanDOB</text:p>
          </table:table-cell>
          <table:table-cell table:style-name="ACE-0x7feef00a5938" office:value-type="string">
            <text:p>Annual TurnOver</text:p>
          </table:table-cell>
          <table:table-cell table:style-name="ACE-0x7feef00a5938" office:value-type="string">
            <text:p>Describes You</text:p>
          </table:table-cell>
          <table:table-cell table:style-name="ACE-0x7feef00a5938" office:value-type="string">
            <text:p>Account HolderName</text:p>
          </table:table-cell>
          <table:table-cell table:style-name="ACE-0x7feef00a5938" office:value-type="string">
            <text:p>Bank Name</text:p>
          </table:table-cell>
          <table:table-cell table:style-name="ACE-0x7feef00a5938" office:value-type="string">
            <text:p>Bank AccountNo</text:p>
          </table:table-cell>
          <table:table-cell table:style-name="ACE-0x7feef00a5938" office:value-type="string">
            <text:p>Account Type</text:p>
          </table:table-cell>
          <table:table-cell table:style-name="ACE-0x7feef00a5938" office:value-type="string">
            <text:p>Bank IFSC</text:p>
          </table:table-cell>
          <table:table-cell table:style-name="ACE-0x7feef00a5938" office:value-type="string">
            <text:p>Service Fee Page Text</text:p>
          </table:table-cell>
          <table:table-cell table:style-name="ACE-0x7feef00a5a60" office:value-type="string">
            <text:p>testemail</text:p>
          </table:table-cell>
          <table:table-cell table:number-columns-repeated="91" table:style-name="ACE-0x7feef0090200"/>
        </table:table-row>
        <table:table-row table:style-name="AROW-2">
          <table:table-cell table:style-name="ACE-0x7feef00a5b88" office:value-type="string">
            <text:p>Test Merchant</text:p>
          </table:table-cell>
          <table:table-cell table:style-name="ACE-0x7feef00a5cb0" office:value-type="string">
            <text:p>MerchantStore</text:p>
          </table:table-cell>
          <table:table-cell table:style-name="ACE-0x7feef00a5cb0" office:value-type="string">
            <text:p>@crestechglobal.com</text:p>
          </table:table-cell>
          <table:table-cell table:style-name="ACE-0x7feef00a5cb0" office:value-type="float" office:value="9876543210">
            <text:p>9876543210</text:p>
          </table:table-cell>
          <table:table-cell table:style-name="ACE-0x7feef00a5dd8" office:value-type="float" office:value="123456">
            <text:p>123456</text:p>
          </table:table-cell>
          <table:table-cell table:style-name="ACE-0x7feef00a5dd8" office:value-type="string">
            <text:p>Uttar Pradesh</text:p>
          </table:table-cell>
          <table:table-cell table:style-name="ACE-0x7feef00a5dd8" office:value-type="string">
            <text:p>Ghaziabad</text:p>
          </table:table-cell>
          <table:table-cell table:style-name="ACE-0x7feef00a5dd8" office:value-type="string">
            <text:p>Home Appliances</text:p>
          </table:table-cell>
          <table:table-cell table:style-name="ACE-0x7feef00a5dd8" office:value-type="string">
            <text:p>DynamicMerchantStore</text:p>
          </table:table-cell>
          <table:table-cell table:style-name="ACE-0x7feef00a5dd8" office:value-type="string">
            <text:p>dynamicmerchantid</text:p>
          </table:table-cell>
          <table:table-cell table:style-name="ACE-0x7feef00a5dd8" office:value-type="string">
            <text:p>email address is already used for another merchant account</text:p>
          </table:table-cell>
          <table:table-cell table:style-name="ACE-0x7feef00a5dd8" office:value-type="string">
            <text:p>A company with this name is already registered</text:p>
          </table:table-cell>
          <table:table-cell table:style-name="ACE-0x7feef00a5dd8" office:value-type="string">
            <text:p>Thanks for signing-up with ShopClues.com as a merchant</text:p>
          </table:table-cell>
          <table:table-cell table:style-name="ACE-0x7feef00a5dd8" office:value-type="string">
            <text:p>Merchant Online Mega Store</text:p>
          </table:table-cell>
          <table:table-cell table:style-name="ACE-0x7feef00a5dd8" office:value-type="string">
            <text:p>Merchant testing address</text:p>
          </table:table-cell>
          <table:table-cell table:style-name="ACE-0x7feef00a5dd8" office:value-type="string">
            <text:p>Merchant testing address</text:p>
          </table:table-cell>
          <table:table-cell table:style-name="ACE-0x7feef00a5dd8" office:value-type="string">
            <text:p>Ghaziabad</text:p>
          </table:table-cell>
          <table:table-cell table:style-name="ACE-0x7feef00a5dd8" office:value-type="string">
            <text:p>Uttar Pradesh</text:p>
          </table:table-cell>
          <table:table-cell table:style-name="ACE-0x7feef00a5dd8" office:value-type="float" office:value="201002">
            <text:p>201002</text:p>
          </table:table-cell>
          <table:table-cell table:style-name="ACE-0x7feef00a5dd8" office:value-type="string">
            <text:p>The Company Legal Name field is mandatory</text:p>
          </table:table-cell>
          <table:table-cell table:style-name="ACE-0x7feef00a5dd8" office:value-type="string">
            <text:p>The email address in the Strategic Business Email field is invalid</text:p>
          </table:table-cell>
          <table:table-cell table:style-name="ACE-0x7feef00a5dd8" office:value-type="string">
            <text:p>The Pickup / Dispatch Address1 field is mandatory</text:p>
          </table:table-cell>
          <table:table-cell table:style-name="ACE-0x7feef00a5dd8" office:value-type="string">
            <text:p>The City field is mandatory</text:p>
          </table:table-cell>
          <table:table-cell table:style-name="ACE-0x7feef00a5dd8" office:value-type="string">
            <text:p>The State field is mandatory</text:p>
          </table:table-cell>
          <table:table-cell table:style-name="ACE-0x7feef00a5dd8" office:value-type="string">
            <text:p>The value of the PIN Code field is invalid. It should be integer</text:p>
          </table:table-cell>
          <table:table-cell table:style-name="ACE-0x7feef00a5cb0" office:value-type="string">
            <text:p>AHOPN0673P</text:p>
          </table:table-cell>
          <table:table-cell table:style-name="ACE-0x7feef00a5dd8" office:value-type="string">
            <text:p>Merchant Pan</text:p>
          </table:table-cell>
          <table:table-cell table:style-name="ACE-0x7feef00a5cb0" office:value-type="string">
            <text:p>1989-03-20</text:p>
          </table:table-cell>
          <table:table-cell table:style-name="ACE-0x7feef00a5dd8" office:value-type="string">
            <text:p>Between 5 and 25 Lacs</text:p>
          </table:table-cell>
          <table:table-cell table:style-name="ACE-0x7feef00a5dd8" office:value-type="string">
            <text:p>Franchisee</text:p>
          </table:table-cell>
          <table:table-cell table:style-name="ACE-0x7feef00a5dd8" office:value-type="string">
            <text:p>Merchant Name</text:p>
          </table:table-cell>
          <table:table-cell table:style-name="ACE-0x7feef00a5dd8" office:value-type="string">
            <text:p>Merchant Bank</text:p>
          </table:table-cell>
          <table:table-cell table:style-name="ACE-0x7feef00a5dd8" office:value-type="float" office:value="123456789">
            <text:p>123456789</text:p>
          </table:table-cell>
          <table:table-cell table:style-name="ACE-0x7feef00a5dd8" office:value-type="string">
            <text:p>current</text:p>
          </table:table-cell>
          <table:table-cell table:style-name="ACE-0x7feef00a5dd8" office:value-type="float" office:value="54321">
            <text:p>54321</text:p>
          </table:table-cell>
          <table:table-cell table:style-name="ACE-0x7feef00a5dd8" office:value-type="string">
            <text:p>Selling Service Fee by Category </text:p>
          </table:table-cell>
          <table:table-cell table:style-name="ACE-0x7feef00a5f00" office:value-type="string">
            <text:p>merchant14d9dfb827a@crestechglobal.com</text:p>
          </table:table-cell>
          <table:table-cell table:number-columns-repeated="91" table:style-name="ACE-0x7feef009020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45" gnm:cursor-row="6">
          <gnm:selection gnm:start-col="45" gnm:start-row="6" gnm:end-col="45" gnm:end-row="6"/>
        </gnm:selections>
      </table:table>
      <table:table table:name="MQA4_TestData" table:style-name="ta-0x7feef00857e0" table:print="false">
        <office:forms form:automatic-focus="false" form:apply-design-mode="false">
          <form:form/>
        </office:forms>
        <table:table-column table:default-cell-style-name="ACE-0x7feef0090328" table:style-name="ACOL-3"/>
        <table:table-column table:default-cell-style-name="ACE-0x7feef00a6028" table:style-name="ACOL-4"/>
        <table:table-column table:default-cell-style-name="ACE-0x7feef00a6028" table:style-name="ACOL-5"/>
        <table:table-column table:default-cell-style-name="ACE-0x7feef00a6028" table:style-name="ACOL-6"/>
        <table:table-column table:default-cell-style-name="ACE-0x7feef0090328" table:style-name="ACOL-7"/>
        <table:table-column table:default-cell-style-name="ACE-0x7feef0090328" table:style-name="ACOL-8"/>
        <table:table-column table:default-cell-style-name="ACE-0x7feef0090328" table:style-name="ACOL-9"/>
        <table:table-column table:default-cell-style-name="ACE-0x7feef0090328" table:style-name="ACOL-10"/>
        <table:table-column table:default-cell-style-name="ACE-0x7feef0090328" table:style-name="ACOL-11"/>
        <table:table-column table:default-cell-style-name="ACE-0x7feef0090328" table:style-name="ACOL-12"/>
        <table:table-column table:default-cell-style-name="ACE-0x7feef0090328" table:style-name="ACOL-13"/>
        <table:table-column table:default-cell-style-name="ACE-0x7feef0090328" table:style-name="ACOL-14"/>
        <table:table-column table:default-cell-style-name="ACE-0x7feef0090328" table:style-name="ACOL-15"/>
        <table:table-column table:default-cell-style-name="ACE-0x7feef0090328" table:style-name="ACOL-16"/>
        <table:table-column table:default-cell-style-name="ACE-0x7feef0090328" table:style-name="ACOL-17" table:number-columns-repeated="2"/>
        <table:table-column table:default-cell-style-name="ACE-0x7feef0090328" table:style-name="ACOL-9"/>
        <table:table-column table:default-cell-style-name="ACE-0x7feef0090328" table:style-name="ACOL-0" table:number-columns-repeated="2"/>
        <table:table-column table:default-cell-style-name="ACE-0x7feef0090328" table:style-name="ACOL-18"/>
        <table:table-column table:default-cell-style-name="ACE-0x7feef0090328" table:style-name="ACOL-19"/>
        <table:table-column table:default-cell-style-name="ACE-0x7feef0090328" table:style-name="ACOL-20"/>
        <table:table-column table:default-cell-style-name="ACE-0x7feef0090328" table:style-name="ACOL-21"/>
        <table:table-column table:default-cell-style-name="ACE-0x7feef0090328" table:style-name="ACOL-17"/>
        <table:table-column table:default-cell-style-name="ACE-0x7feef0090328" table:style-name="ACOL-22"/>
        <table:table-column table:default-cell-style-name="ACE-0x7feef00a6028" table:style-name="ACOL-23"/>
        <table:table-column table:default-cell-style-name="ACE-0x7feef0090328" table:style-name="ACOL-24"/>
        <table:table-column table:default-cell-style-name="ACE-0x7feef00a6028" table:style-name="ACOL-25"/>
        <table:table-column table:default-cell-style-name="ACE-0x7feef0090328" table:style-name="ACOL-26"/>
        <table:table-column table:default-cell-style-name="ACE-0x7feef0090328" table:style-name="ACOL-27"/>
        <table:table-column table:default-cell-style-name="ACE-0x7feef0090328" table:style-name="ACOL-28"/>
        <table:table-column table:default-cell-style-name="ACE-0x7feef0090328" table:style-name="ACOL-29"/>
        <table:table-column table:default-cell-style-name="ACE-0x7feef0090328" table:style-name="ACOL-30"/>
        <table:table-column table:default-cell-style-name="ACE-0x7feef0090328" table:style-name="ACOL-31"/>
        <table:table-column table:default-cell-style-name="ACE-0x7feef0090328" table:style-name="ACOL-32"/>
        <table:table-column table:default-cell-style-name="ACE-0x7feef0090328" table:style-name="ACOL-33"/>
        <table:table-column table:default-cell-style-name="ACE-0x7feef0090328" table:style-name="ACOL-34"/>
        <table:table-column table:default-cell-style-name="ACE-0x7feef0090328" table:style-name="ACOL-0" table:number-columns-repeated="91"/>
        <table:table-row table:style-name="AROW-2">
          <table:table-cell table:style-name="ACE-0x7feef00a6150" office:value-type="string">
            <text:p>MerchantName</text:p>
          </table:table-cell>
          <table:table-cell table:style-name="ACE-0x7feef00bf808" office:value-type="string">
            <text:p>Existing Store</text:p>
          </table:table-cell>
          <table:table-cell table:style-name="ACE-0x7feef00bf808" office:value-type="string">
            <text:p>EmailDomain</text:p>
          </table:table-cell>
          <table:table-cell table:style-name="ACE-0x7feef00bf808" office:value-type="string">
            <text:p>Phone Number</text:p>
          </table:table-cell>
          <table:table-cell table:style-name="ACE-0x7feef00bf930" office:value-type="string">
            <text:p>Password</text:p>
          </table:table-cell>
          <table:table-cell table:style-name="ACE-0x7feef00bf930" office:value-type="string">
            <text:p>State</text:p>
          </table:table-cell>
          <table:table-cell table:style-name="ACE-0x7feef00bf930" office:value-type="string">
            <text:p>City</text:p>
          </table:table-cell>
          <table:table-cell table:style-name="ACE-0x7feef00bf930" office:value-type="string">
            <text:p>Business Type</text:p>
          </table:table-cell>
          <table:table-cell table:style-name="ACE-0x7feef00bf930" office:value-type="string">
            <text:p>Store Name</text:p>
          </table:table-cell>
          <table:table-cell table:style-name="ACE-0x7feef00bf930" office:value-type="string">
            <text:p>Email ID</text:p>
          </table:table-cell>
          <table:table-cell table:style-name="ACE-0x7feef00bf930" office:value-type="string">
            <text:p>Existing Email Error</text:p>
          </table:table-cell>
          <table:table-cell table:style-name="ACE-0x7feef00bf930" office:value-type="string">
            <text:p>Existing Store Error</text:p>
          </table:table-cell>
          <table:table-cell table:style-name="ACE-0x7feef00bf930" office:value-type="string">
            <text:p>Registration Message</text:p>
          </table:table-cell>
          <table:table-cell table:style-name="ACE-0x7feef00bf930" office:value-type="string">
            <text:p>Company Name</text:p>
          </table:table-cell>
          <table:table-cell table:style-name="ACE-0x7feef00bf930" office:value-type="string">
            <text:p>PickUpOrDispatch address 1</text:p>
          </table:table-cell>
          <table:table-cell table:style-name="ACE-0x7feef00bf930" office:value-type="string">
            <text:p>PickUpOrDispatch address 2</text:p>
          </table:table-cell>
          <table:table-cell table:style-name="ACE-0x7feef00bf930" office:value-type="string">
            <text:p>City</text:p>
          </table:table-cell>
          <table:table-cell table:style-name="ACE-0x7feef00bf930" office:value-type="string">
            <text:p>State</text:p>
          </table:table-cell>
          <table:table-cell table:style-name="ACE-0x7feef00bf930" office:value-type="string">
            <text:p>Pin Code</text:p>
          </table:table-cell>
          <table:table-cell table:style-name="ACE-0x7feef00bf930" office:value-type="string">
            <text:p>Company Error</text:p>
          </table:table-cell>
          <table:table-cell table:style-name="ACE-0x7feef00bf930" office:value-type="string">
            <text:p>Strategic Business Error</text:p>
          </table:table-cell>
          <table:table-cell table:style-name="ACE-0x7feef00bf930" office:value-type="string">
            <text:p>Dispatch Address1 Error</text:p>
          </table:table-cell>
          <table:table-cell table:style-name="ACE-0x7feef00bf930" office:value-type="string">
            <text:p>City Error</text:p>
          </table:table-cell>
          <table:table-cell table:style-name="ACE-0x7feef00bf930" office:value-type="string">
            <text:p>State Error</text:p>
          </table:table-cell>
          <table:table-cell table:style-name="ACE-0x7feef00bf930" office:value-type="string">
            <text:p>Pincode Error</text:p>
          </table:table-cell>
          <table:table-cell table:style-name="ACE-0x7feef00bf808" office:value-type="string">
            <text:p>PanNumber</text:p>
          </table:table-cell>
          <table:table-cell table:style-name="ACE-0x7feef00bf930" office:value-type="string">
            <text:p>PanName</text:p>
          </table:table-cell>
          <table:table-cell table:style-name="ACE-0x7feef00bf808" office:value-type="string">
            <text:p>PanDOB</text:p>
          </table:table-cell>
          <table:table-cell table:style-name="ACE-0x7feef00bf930" office:value-type="string">
            <text:p>Annual TurnOver</text:p>
          </table:table-cell>
          <table:table-cell table:style-name="ACE-0x7feef00bf930" office:value-type="string">
            <text:p>Describes You</text:p>
          </table:table-cell>
          <table:table-cell table:style-name="ACE-0x7feef00bf930" office:value-type="string">
            <text:p>Account HolderName</text:p>
          </table:table-cell>
          <table:table-cell table:style-name="ACE-0x7feef00bf930" office:value-type="string">
            <text:p>Bank Name</text:p>
          </table:table-cell>
          <table:table-cell table:style-name="ACE-0x7feef00bf930" office:value-type="string">
            <text:p>Bank AccountNo</text:p>
          </table:table-cell>
          <table:table-cell table:style-name="ACE-0x7feef00bf930" office:value-type="string">
            <text:p>Account Type</text:p>
          </table:table-cell>
          <table:table-cell table:style-name="ACE-0x7feef00bf930" office:value-type="string">
            <text:p>Bank IFSC</text:p>
          </table:table-cell>
          <table:table-cell table:style-name="ACE-0x7feef00bf930" office:value-type="string">
            <text:p>Service Fee Page Text</text:p>
          </table:table-cell>
          <table:table-cell table:style-name="ACE-0x7feef00bfa58" office:value-type="string">
            <text:p>testemail</text:p>
          </table:table-cell>
          <table:table-cell table:number-columns-repeated="91" table:style-name="ACE-0x7feef0090328"/>
        </table:table-row>
        <table:table-row table:style-name="AROW-2">
          <table:table-cell table:style-name="ACE-0x7feef00bfb80" office:value-type="string">
            <text:p>Test Merchant</text:p>
          </table:table-cell>
          <table:table-cell table:style-name="ACE-0x7feef00bfca8" office:value-type="string">
            <text:p>MerchantStore</text:p>
          </table:table-cell>
          <table:table-cell table:style-name="ACE-0x7feef00bfca8" office:value-type="string">
            <text:p>@crestechglobal.com</text:p>
          </table:table-cell>
          <table:table-cell table:style-name="ACE-0x7feef00bfca8" office:value-type="float" office:value="9876543210">
            <text:p>9876543210</text:p>
          </table:table-cell>
          <table:table-cell table:style-name="ACE-0x7feef00bfdd0" office:value-type="float" office:value="123456">
            <text:p>123456</text:p>
          </table:table-cell>
          <table:table-cell table:style-name="ACE-0x7feef00bfdd0" office:value-type="string">
            <text:p>Uttar Pradesh</text:p>
          </table:table-cell>
          <table:table-cell table:style-name="ACE-0x7feef00bfdd0" office:value-type="string">
            <text:p>Ghaziabad</text:p>
          </table:table-cell>
          <table:table-cell table:style-name="ACE-0x7feef00bfdd0" office:value-type="string">
            <text:p>Home Appliances</text:p>
          </table:table-cell>
          <table:table-cell table:style-name="ACE-0x7feef00bfdd0" office:value-type="string">
            <text:p>DynamicMerchantStore</text:p>
          </table:table-cell>
          <table:table-cell table:style-name="ACE-0x7feef00bfdd0" office:value-type="string">
            <text:p>dynamicmerchantid</text:p>
          </table:table-cell>
          <table:table-cell table:style-name="ACE-0x7feef00bfdd0" office:value-type="string">
            <text:p>email address is already used for another merchant account</text:p>
          </table:table-cell>
          <table:table-cell table:style-name="ACE-0x7feef00bfdd0" office:value-type="string">
            <text:p>A company with this name is already registered</text:p>
          </table:table-cell>
          <table:table-cell table:style-name="ACE-0x7feef00bfdd0" office:value-type="string">
            <text:p>Thanks for signing-up with ShopClues.com as a merchant</text:p>
          </table:table-cell>
          <table:table-cell table:style-name="ACE-0x7feef00bfdd0" office:value-type="string">
            <text:p>Merchant Online Mega Store</text:p>
          </table:table-cell>
          <table:table-cell table:style-name="ACE-0x7feef00bfdd0" office:value-type="string">
            <text:p>Merchant testing address</text:p>
          </table:table-cell>
          <table:table-cell table:style-name="ACE-0x7feef00bfdd0" office:value-type="string">
            <text:p>Merchant testing address</text:p>
          </table:table-cell>
          <table:table-cell table:style-name="ACE-0x7feef00bfdd0" office:value-type="string">
            <text:p>Ghaziabad</text:p>
          </table:table-cell>
          <table:table-cell table:style-name="ACE-0x7feef00bfdd0" office:value-type="string">
            <text:p>Uttar Pradesh</text:p>
          </table:table-cell>
          <table:table-cell table:style-name="ACE-0x7feef00bfdd0" office:value-type="float" office:value="201002">
            <text:p>201002</text:p>
          </table:table-cell>
          <table:table-cell table:style-name="ACE-0x7feef00bfdd0" office:value-type="string">
            <text:p>The Company Legal Name field is mandatory</text:p>
          </table:table-cell>
          <table:table-cell table:style-name="ACE-0x7feef00bfdd0" office:value-type="string">
            <text:p>The email address in the Strategic Business Email field is invalid</text:p>
          </table:table-cell>
          <table:table-cell table:style-name="ACE-0x7feef00bfdd0" office:value-type="string">
            <text:p>The Pickup / Dispatch Address1 field is mandatory</text:p>
          </table:table-cell>
          <table:table-cell table:style-name="ACE-0x7feef00bfdd0" office:value-type="string">
            <text:p>The City field is mandatory</text:p>
          </table:table-cell>
          <table:table-cell table:style-name="ACE-0x7feef00bfdd0" office:value-type="string">
            <text:p>The State field is mandatory</text:p>
          </table:table-cell>
          <table:table-cell table:style-name="ACE-0x7feef00bfdd0" office:value-type="string">
            <text:p>The value of the PIN Code field is invalid. It should be integer</text:p>
          </table:table-cell>
          <table:table-cell table:style-name="ACE-0x7feef00bfca8" office:value-type="string">
            <text:p>AHOPN0673P</text:p>
          </table:table-cell>
          <table:table-cell table:style-name="ACE-0x7feef00bfdd0" office:value-type="string">
            <text:p>Merchant Pan</text:p>
          </table:table-cell>
          <table:table-cell table:style-name="ACE-0x7feef00bfca8" office:value-type="string">
            <text:p>1989-03-20</text:p>
          </table:table-cell>
          <table:table-cell table:style-name="ACE-0x7feef00bfdd0" office:value-type="string">
            <text:p>Between 5 and 25 Lacs</text:p>
          </table:table-cell>
          <table:table-cell table:style-name="ACE-0x7feef00bfdd0" office:value-type="string">
            <text:p>Franchisee</text:p>
          </table:table-cell>
          <table:table-cell table:style-name="ACE-0x7feef00bfdd0" office:value-type="string">
            <text:p>Merchant Name</text:p>
          </table:table-cell>
          <table:table-cell table:style-name="ACE-0x7feef00bfdd0" office:value-type="string">
            <text:p>Merchant Bank</text:p>
          </table:table-cell>
          <table:table-cell table:style-name="ACE-0x7feef00bfdd0" office:value-type="float" office:value="123456789">
            <text:p>123456789</text:p>
          </table:table-cell>
          <table:table-cell table:style-name="ACE-0x7feef00bfdd0" office:value-type="string">
            <text:p>current</text:p>
          </table:table-cell>
          <table:table-cell table:style-name="ACE-0x7feef00bfdd0" office:value-type="float" office:value="54321">
            <text:p>54321</text:p>
          </table:table-cell>
          <table:table-cell table:style-name="ACE-0x7feef00bfdd0" office:value-type="string">
            <text:p>Selling Service Fee by Category </text:p>
          </table:table-cell>
          <table:table-cell table:style-name="ACE-0x7feef00bfef8" office:value-type="string">
            <text:p>merchant14d9dfb827a@crestechglobal.com</text:p>
          </table:table-cell>
          <table:table-cell table:number-columns-repeated="91" table:style-name="ACE-0x7feef009032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eef00859d0" table:print="false">
        <office:forms form:automatic-focus="false" form:apply-design-mode="false">
          <form:form/>
        </office:forms>
        <table:table-column table:default-cell-style-name="ACE-0x7feef0090450" table:style-name="ACOL-3"/>
        <table:table-column table:default-cell-style-name="ACE-0x7feef00c0020" table:style-name="ACOL-4"/>
        <table:table-column table:default-cell-style-name="ACE-0x7feef00c0020" table:style-name="ACOL-5"/>
        <table:table-column table:default-cell-style-name="ACE-0x7feef00c0020" table:style-name="ACOL-6"/>
        <table:table-column table:default-cell-style-name="ACE-0x7feef0090450" table:style-name="ACOL-7"/>
        <table:table-column table:default-cell-style-name="ACE-0x7feef0090450" table:style-name="ACOL-8"/>
        <table:table-column table:default-cell-style-name="ACE-0x7feef0090450" table:style-name="ACOL-9"/>
        <table:table-column table:default-cell-style-name="ACE-0x7feef0090450" table:style-name="ACOL-10"/>
        <table:table-column table:default-cell-style-name="ACE-0x7feef0090450" table:style-name="ACOL-11"/>
        <table:table-column table:default-cell-style-name="ACE-0x7feef0090450" table:style-name="ACOL-12"/>
        <table:table-column table:default-cell-style-name="ACE-0x7feef0090450" table:style-name="ACOL-13"/>
        <table:table-column table:default-cell-style-name="ACE-0x7feef0090450" table:style-name="ACOL-35"/>
        <table:table-column table:default-cell-style-name="ACE-0x7feef0090450" table:style-name="ACOL-15"/>
        <table:table-column table:default-cell-style-name="ACE-0x7feef0090450" table:style-name="ACOL-36"/>
        <table:table-column table:default-cell-style-name="ACE-0x7feef0090450" table:style-name="ACOL-17" table:number-columns-repeated="2"/>
        <table:table-column table:default-cell-style-name="ACE-0x7feef0090450" table:style-name="ACOL-9"/>
        <table:table-column table:default-cell-style-name="ACE-0x7feef0090450" table:style-name="ACOL-0" table:number-columns-repeated="2"/>
        <table:table-column table:default-cell-style-name="ACE-0x7feef0090450" table:style-name="ACOL-18"/>
        <table:table-column table:default-cell-style-name="ACE-0x7feef0090450" table:style-name="ACOL-19"/>
        <table:table-column table:default-cell-style-name="ACE-0x7feef0090450" table:style-name="ACOL-20"/>
        <table:table-column table:default-cell-style-name="ACE-0x7feef0090450" table:style-name="ACOL-21"/>
        <table:table-column table:default-cell-style-name="ACE-0x7feef0090450" table:style-name="ACOL-17"/>
        <table:table-column table:default-cell-style-name="ACE-0x7feef0090450" table:style-name="ACOL-22"/>
        <table:table-column table:default-cell-style-name="ACE-0x7feef00c0020" table:style-name="ACOL-23"/>
        <table:table-column table:default-cell-style-name="ACE-0x7feef0090450" table:style-name="ACOL-24"/>
        <table:table-column table:default-cell-style-name="ACE-0x7feef00c0020" table:style-name="ACOL-25"/>
        <table:table-column table:default-cell-style-name="ACE-0x7feef00c0020" table:style-name="ACOL-26"/>
        <table:table-column table:default-cell-style-name="ACE-0x7feef0090450" table:style-name="ACOL-30"/>
        <table:table-column table:default-cell-style-name="ACE-0x7feef0090450" table:style-name="ACOL-28"/>
        <table:table-column table:default-cell-style-name="ACE-0x7feef0090450" table:style-name="ACOL-29"/>
        <table:table-column table:default-cell-style-name="ACE-0x7feef0090450" table:style-name="ACOL-30"/>
        <table:table-column table:default-cell-style-name="ACE-0x7feef0090450" table:style-name="ACOL-31"/>
        <table:table-column table:default-cell-style-name="ACE-0x7feef0090450" table:style-name="ACOL-32"/>
        <table:table-column table:default-cell-style-name="ACE-0x7feef0090450" table:style-name="ACOL-33"/>
        <table:table-column table:default-cell-style-name="ACE-0x7feef0090450" table:style-name="ACOL-34"/>
        <table:table-column table:default-cell-style-name="ACE-0x7feef0090450" table:style-name="ACOL-37"/>
        <table:table-column table:default-cell-style-name="ACE-0x7feef0090450" table:style-name="ACOL-38"/>
        <table:table-column table:default-cell-style-name="ACE-0x7feef0090450" table:style-name="ACOL-39"/>
        <table:table-column table:default-cell-style-name="ACE-0x7feef0090450" table:style-name="ACOL-0" table:number-columns-repeated="11"/>
        <table:table-column table:default-cell-style-name="ACE-0x7feef0090450" table:style-name="ACOL-0" table:number-columns-repeated="77"/>
        <table:table-row table:style-name="AROW-2">
          <table:table-cell table:style-name="ACE-0x7feef00c0148" office:value-type="string">
            <text:p>MerchantName</text:p>
          </table:table-cell>
          <table:table-cell table:style-name="ACE-0x7feef00c0270" office:value-type="string">
            <text:p>Existing Store</text:p>
          </table:table-cell>
          <table:table-cell table:style-name="ACE-0x7feef00c0270" office:value-type="string">
            <text:p>EmailDomain</text:p>
          </table:table-cell>
          <table:table-cell table:style-name="ACE-0x7feef00c0270" office:value-type="string">
            <text:p>Phone Number</text:p>
          </table:table-cell>
          <table:table-cell table:style-name="ACE-0x7feef00c0398" office:value-type="string">
            <text:p>Password</text:p>
          </table:table-cell>
          <table:table-cell table:style-name="ACE-0x7feef00c0398" office:value-type="string">
            <text:p>State</text:p>
          </table:table-cell>
          <table:table-cell table:style-name="ACE-0x7feef00c0398" office:value-type="string">
            <text:p>City</text:p>
          </table:table-cell>
          <table:table-cell table:style-name="ACE-0x7feef00c0398" office:value-type="string">
            <text:p>Business Type</text:p>
          </table:table-cell>
          <table:table-cell table:style-name="ACE-0x7feef00c0398" office:value-type="string">
            <text:p>Store Name</text:p>
          </table:table-cell>
          <table:table-cell table:style-name="ACE-0x7feef00c0398" office:value-type="string">
            <text:p>Email ID</text:p>
          </table:table-cell>
          <table:table-cell table:style-name="ACE-0x7feef00c0398" office:value-type="string">
            <text:p>Existing Email Error</text:p>
          </table:table-cell>
          <table:table-cell table:style-name="ACE-0x7feef00c0398" office:value-type="string">
            <text:p>Existing Store Error</text:p>
          </table:table-cell>
          <table:table-cell table:style-name="ACE-0x7feef00c0398" office:value-type="string">
            <text:p>Registration Message</text:p>
          </table:table-cell>
          <table:table-cell table:style-name="ACE-0x7feef00c0398" office:value-type="string">
            <text:p>Company Name</text:p>
          </table:table-cell>
          <table:table-cell table:style-name="ACE-0x7feef00c0398" office:value-type="string">
            <text:p>PickUpOrDispatch address 1</text:p>
          </table:table-cell>
          <table:table-cell table:style-name="ACE-0x7feef00c0398" office:value-type="string">
            <text:p>PickUpOrDispatch address 2</text:p>
          </table:table-cell>
          <table:table-cell table:style-name="ACE-0x7feef00c0398" office:value-type="string">
            <text:p>City</text:p>
          </table:table-cell>
          <table:table-cell table:style-name="ACE-0x7feef00c0398" office:value-type="string">
            <text:p>State</text:p>
          </table:table-cell>
          <table:table-cell table:style-name="ACE-0x7feef00c0398" office:value-type="string">
            <text:p>Pin Code</text:p>
          </table:table-cell>
          <table:table-cell table:style-name="ACE-0x7feef00c0398" office:value-type="string">
            <text:p>Company Error</text:p>
          </table:table-cell>
          <table:table-cell table:style-name="ACE-0x7feef00c0398" office:value-type="string">
            <text:p>Strategic Business Error</text:p>
          </table:table-cell>
          <table:table-cell table:style-name="ACE-0x7feef00c0398" office:value-type="string">
            <text:p>Dispatch Address1 Error</text:p>
          </table:table-cell>
          <table:table-cell table:style-name="ACE-0x7feef00c0398" office:value-type="string">
            <text:p>City Error</text:p>
          </table:table-cell>
          <table:table-cell table:style-name="ACE-0x7feef00c0398" office:value-type="string">
            <text:p>State Error</text:p>
          </table:table-cell>
          <table:table-cell table:style-name="ACE-0x7feef00c0398" office:value-type="string">
            <text:p>Pincode Error</text:p>
          </table:table-cell>
          <table:table-cell table:style-name="ACE-0x7feef00c0270" office:value-type="string">
            <text:p>PanNumber</text:p>
          </table:table-cell>
          <table:table-cell table:style-name="ACE-0x7feef00c0398" office:value-type="string">
            <text:p>PanName</text:p>
          </table:table-cell>
          <table:table-cell table:style-name="ACE-0x7feef00c0270" office:value-type="string">
            <text:p>PanDOB</text:p>
          </table:table-cell>
          <table:table-cell table:style-name="ACE-0x7feef00c0270" office:value-type="string">
            <text:p>Annual TurnOver</text:p>
          </table:table-cell>
          <table:table-cell table:style-name="ACE-0x7feef00c0398" office:value-type="string">
            <text:p>Describes You</text:p>
          </table:table-cell>
          <table:table-cell table:style-name="ACE-0x7feef00c0398" office:value-type="string">
            <text:p>Account HolderName</text:p>
          </table:table-cell>
          <table:table-cell table:style-name="ACE-0x7feef00c0398" office:value-type="string">
            <text:p>Bank Name</text:p>
          </table:table-cell>
          <table:table-cell table:style-name="ACE-0x7feef00c0398" office:value-type="string">
            <text:p>Bank AccountNo</text:p>
          </table:table-cell>
          <table:table-cell table:style-name="ACE-0x7feef00c0398" office:value-type="string">
            <text:p>Account Type</text:p>
          </table:table-cell>
          <table:table-cell table:style-name="ACE-0x7feef00c0398" office:value-type="string">
            <text:p>Bank IFSC</text:p>
          </table:table-cell>
          <table:table-cell table:style-name="ACE-0x7feef00c0398" office:value-type="string">
            <text:p>Service Fee Page Text</text:p>
          </table:table-cell>
          <table:table-cell table:style-name="ACE-0x7feef00c04c0" office:value-type="string">
            <text:p>testemail</text:p>
          </table:table-cell>
          <table:table-cell table:style-name="ACE-0x7feef00c05e8" office:value-type="string">
            <text:p>TabPanes</text:p>
          </table:table-cell>
          <table:table-cell table:style-name="ACE-0x7feef00c0710" office:value-type="string">
            <text:p>SellingServiceFeeCategoryLogo</text:p>
          </table:table-cell>
          <table:table-cell table:style-name="ACE-0x7feef00c0398" office:value-type="string">
            <text:p>sellWithUs</text:p>
          </table:table-cell>
          <table:table-cell table:style-name="ACE-0x7feef00c0398" office:value-type="string">
            <text:p>CompanyLegalName</text:p>
          </table:table-cell>
          <table:table-cell table:style-name="ACE-0x7feef00c0398" office:value-type="string">
            <text:p>DefaultRadioClick</text:p>
          </table:table-cell>
          <table:table-cell table:style-name="ACE-0x7feef00c0398" office:value-type="string">
            <text:p>AcceptancePerson</text:p>
          </table:table-cell>
          <table:table-cell table:style-name="ACE-0x7feef00c0838" office:value-type="string">
            <text:p>ThreeStepsForstartSelling</text:p>
          </table:table-cell>
          <table:table-cell table:style-name="ACE-0x7feef00c0398" office:value-type="string">
            <text:p>uploadingOption</text:p>
          </table:table-cell>
          <table:table-cell table:style-name="ACE-0x7feef00c0398" office:value-type="string">
            <text:p>prodTitle</text:p>
          </table:table-cell>
          <table:table-cell table:style-name="ACE-0x7feef00c0398" office:value-type="string">
            <text:p>ProdCategory</text:p>
          </table:table-cell>
          <table:table-cell table:style-name="ACE-0x7feef00c0270" office:value-type="string">
            <text:p>ProductDataListprice</text:p>
          </table:table-cell>
          <table:table-cell table:style-name="ACE-0x7feef00c0398" office:value-type="string">
            <text:p>FullDescription</text:p>
          </table:table-cell>
          <table:table-cell table:style-name="ACE-0x7feef00c0398" office:value-type="string">
            <text:p>statusType</text:p>
          </table:table-cell>
          <table:table-cell table:style-name="ACE-0x7feef00c0960" office:value-type="string">
            <text:p>Url_UploadmainPicture</text:p>
          </table:table-cell>
          <table:table-cell table:number-columns-repeated="5" table:style-name="ACE-0x7feef00c0a88"/>
          <table:table-cell table:number-columns-repeated="72" table:style-name="ACE-0x7feef0090450"/>
        </table:table-row>
        <table:table-row table:style-name="AROW-2">
          <table:table-cell table:style-name="ACE-0x7feef00c0bb0" office:value-type="string">
            <text:p>Test Merchant</text:p>
          </table:table-cell>
          <table:table-cell table:style-name="ACE-0x7feef00c0cd8" office:value-type="string">
            <text:p>MerchantStore</text:p>
          </table:table-cell>
          <table:table-cell table:style-name="ACE-0x7feef00c0cd8" office:value-type="string">
            <text:p>@crestechglobal.com</text:p>
          </table:table-cell>
          <table:table-cell table:style-name="ACE-0x7feef00c0cd8" office:value-type="float" office:value="9876543210">
            <text:p>9876543210</text:p>
          </table:table-cell>
          <table:table-cell table:style-name="ACE-0x7feef00c0e00" office:value-type="float" office:value="123456">
            <text:p>123456</text:p>
          </table:table-cell>
          <table:table-cell table:style-name="ACE-0x7feef00c0e00" office:value-type="string">
            <text:p>Uttar Pradesh</text:p>
          </table:table-cell>
          <table:table-cell table:style-name="ACE-0x7feef00c0e00" office:value-type="string">
            <text:p>Ghaziabad</text:p>
          </table:table-cell>
          <table:table-cell table:style-name="ACE-0x7feef00c0e00" office:value-type="string">
            <text:p>Home Appliances</text:p>
          </table:table-cell>
          <table:table-cell table:style-name="ACE-0x7feef00c0e00" office:value-type="string">
            <text:p>DynamicMerchantStore</text:p>
          </table:table-cell>
          <table:table-cell table:style-name="ACE-0x7feef00c0e00" office:value-type="string">
            <text:p>dynamicmerchantid</text:p>
          </table:table-cell>
          <table:table-cell table:style-name="ACE-0x7feef00c0e00" office:value-type="string">
            <text:p>email address is already used for another merchant account</text:p>
          </table:table-cell>
          <table:table-cell table:style-name="ACE-0x7feef00c0e00" office:value-type="string">
            <text:p>A company with this name is already registered</text:p>
          </table:table-cell>
          <table:table-cell table:style-name="ACE-0x7feef00c0e00" office:value-type="string">
            <text:p>Thanks for signing-up with ShopClues.com as a merchant</text:p>
          </table:table-cell>
          <table:table-cell table:style-name="ACE-0x7feef00c0e00" office:value-type="string">
            <text:p>Merchant Online Mega Store</text:p>
          </table:table-cell>
          <table:table-cell table:style-name="ACE-0x7feef00c0e00" office:value-type="string">
            <text:p>Merchant testing address</text:p>
          </table:table-cell>
          <table:table-cell table:style-name="ACE-0x7feef00c0e00" office:value-type="string">
            <text:p>Merchant testing address</text:p>
          </table:table-cell>
          <table:table-cell table:style-name="ACE-0x7feef00c0e00" office:value-type="string">
            <text:p>Ghaziabad</text:p>
          </table:table-cell>
          <table:table-cell table:style-name="ACE-0x7feef00c0e00" office:value-type="string">
            <text:p>Uttar Pradesh</text:p>
          </table:table-cell>
          <table:table-cell table:style-name="ACE-0x7feef00c0e00" office:value-type="float" office:value="201002">
            <text:p>201002</text:p>
          </table:table-cell>
          <table:table-cell table:style-name="ACE-0x7feef00c0e00" office:value-type="string">
            <text:p>The Company Legal Name field is mandatory</text:p>
          </table:table-cell>
          <table:table-cell table:style-name="ACE-0x7feef00c0e00" office:value-type="string">
            <text:p>The email address in the Strategic Business Email field is invalid</text:p>
          </table:table-cell>
          <table:table-cell table:style-name="ACE-0x7feef00c0e00" office:value-type="string">
            <text:p>The Pickup / Dispatch Address1 field is mandatory</text:p>
          </table:table-cell>
          <table:table-cell table:style-name="ACE-0x7feef00c0e00" office:value-type="string">
            <text:p>The City field is mandatory</text:p>
          </table:table-cell>
          <table:table-cell table:style-name="ACE-0x7feef00c0e00" office:value-type="string">
            <text:p>The State field is mandatory</text:p>
          </table:table-cell>
          <table:table-cell table:style-name="ACE-0x7feef00c0e00" office:value-type="string">
            <text:p>The value of the PIN Code field is invalid. It should be integer</text:p>
          </table:table-cell>
          <table:table-cell table:style-name="ACE-0x7feef00c0cd8" office:value-type="string">
            <text:p>AHOPN0673P</text:p>
          </table:table-cell>
          <table:table-cell table:style-name="ACE-0x7feef00c0e00" office:value-type="string">
            <text:p>Merchant Pan</text:p>
          </table:table-cell>
          <table:table-cell table:style-name="ACE-0x7feef00c0cd8" office:value-type="string">
            <text:p>1989-03-20</text:p>
          </table:table-cell>
          <table:table-cell table:style-name="ACE-0x7feef00c0cd8" office:value-type="string">
            <text:p>Between 5 and 25 Lacs</text:p>
          </table:table-cell>
          <table:table-cell table:style-name="ACE-0x7feef00c0e00" office:value-type="string">
            <text:p>Franchisee</text:p>
          </table:table-cell>
          <table:table-cell table:style-name="ACE-0x7feef00c0e00" office:value-type="string">
            <text:p>Merchant Name</text:p>
          </table:table-cell>
          <table:table-cell table:style-name="ACE-0x7feef00c0e00" office:value-type="string">
            <text:p>Merchant Bank</text:p>
          </table:table-cell>
          <table:table-cell table:style-name="ACE-0x7feef00c0e00" office:value-type="float" office:value="123456789">
            <text:p>123456789</text:p>
          </table:table-cell>
          <table:table-cell table:style-name="ACE-0x7feef00c0e00" office:value-type="string">
            <text:p>current</text:p>
          </table:table-cell>
          <table:table-cell table:style-name="ACE-0x7feef00c0e00" office:value-type="float" office:value="54321">
            <text:p>54321</text:p>
          </table:table-cell>
          <table:table-cell table:style-name="ACE-0x7feef00c0e00" office:value-type="string">
            <text:p>Selling Service Fee by Category </text:p>
          </table:table-cell>
          <table:table-cell table:style-name="ACE-0x7feef00c0f28" office:value-type="string">
            <text:p>merchant14d9dfb827a@crestechglobal.com</text:p>
          </table:table-cell>
          <table:table-cell table:style-name="ACE-0x7feef00c1050" office:value-type="string">
            <text:p>Seller Information|Bank Details|Service Fee Agreement</text:p>
          </table:table-cell>
          <table:table-cell table:style-name="ACE-0x7feef00c1178" office:value-type="string">
            <text:p>Selling Service Fee by Category</text:p>
          </table:table-cell>
          <table:table-cell table:style-name="ACE-0x7feef00c0e00" office:value-type="string">
            <text:p>Sell with us</text:p>
          </table:table-cell>
          <table:table-cell table:style-name="ACE-0x7feef00c0e00" office:value-type="string">
            <text:p>Crestech ShopClues</text:p>
          </table:table-cell>
          <table:table-cell table:style-name="ACE-0x7feef00c0e00" office:value-type="string">
            <text:p>Office Supplies 15.00%</text:p>
          </table:table-cell>
          <table:table-cell table:style-name="ACE-0x7feef00c0e00" office:value-type="string">
            <text:p>sahil</text:p>
          </table:table-cell>
          <table:table-cell table:style-name="ACE-0x7feef00c0e00" office:value-type="string">
            <text:p>Step 1: Store Setup|Step 2: Upload Products|Step 3: Store Approval</text:p>
          </table:table-cell>
          <table:table-cell table:style-name="ACE-0x7feef00c0e00" office:value-type="string">
            <text:p>1-by-1 Upload|Express Upload|Bulk Upload</text:p>
          </table:table-cell>
          <table:table-cell table:style-name="ACE-0x7feef00c0e00" office:value-type="string">
            <text:p>homeAppliances_Test</text:p>
          </table:table-cell>
          <table:table-cell table:style-name="ACE-0x7feef00c0e00" office:value-type="string">
            <text:p>Home Appliances|Large Appliances|Fans</text:p>
          </table:table-cell>
          <table:table-cell table:style-name="ACE-0x7feef00c12a0" office:value-type="string">
            <text:p>1000|950|800</text:p>
          </table:table-cell>
          <table:table-cell table:style-name="ACE-0x7feef00c0e00" office:value-type="string">
            <text:p>Product Description</text:p>
          </table:table-cell>
          <table:table-cell table:style-name="ACE-0x7feef00c0e00" office:value-type="string">
            <text:p>Active</text:p>
          </table:table-cell>
          <table:table-cell table:style-name="ACE-0x7feef00c13c8" office:value-type="string">
            <text:p>http://vantagevue.com/products/img/hires/Vantage%20Vue/06250%20Vantage%20Vue%20Station/06250_1b.jpg</text:p>
          </table:table-cell>
          <table:table-cell table:number-columns-repeated="77" table:style-name="ACE-0x7feef0090450"/>
        </table:table-row>
        <table:table-row table:style-name="AROW-0" table:number-rows-repeated="5">
          <table:table-cell table:number-columns-repeated="128"/>
        </table:table-row>
        <table:table-row table:style-name="AROW-2">
          <table:table-cell table:style-name="ACE-0x7feef0090450"/>
          <table:table-cell table:number-columns-repeated="3" table:style-name="ACE-0x7feef00c0020"/>
          <table:table-cell table:number-columns-repeated="17" table:style-name="ACE-0x7feef0090450"/>
          <table:table-cell table:number-columns-repeated="2" table:style-name="ACE-0x7feef00c0a88"/>
          <table:table-cell table:number-columns-repeated="2" table:style-name="ACE-0x7feef0090450"/>
          <table:table-cell table:style-name="ACE-0x7feef00c0020"/>
          <table:table-cell table:style-name="ACE-0x7feef0090450"/>
          <table:table-cell table:number-columns-repeated="2" table:style-name="ACE-0x7feef00c0020"/>
          <table:table-cell table:number-columns-repeated="99" table:style-name="ACE-0x7feef0090450"/>
        </table:table-row>
        <table:table-row table:style-name="AROW-2">
          <table:table-cell table:number-columns-repeated="128"/>
        </table:table-row>
        <table:table-row table:style-name="AROW-0" table:number-rows-repeated="119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38" gnm:cursor-row="11">
          <gnm:selection gnm:start-col="38" gnm:start-row="11" gnm:end-col="38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eef006a2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eff3ee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eff4c0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f0082a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f00596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f005a7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eef0085020" style:display-name="TestCase" style:page-layout-name="pl-0x7feef006a2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f0085210" style:display-name="MQA1_TestData" style:page-layout-name="pl-0x7feeeff3ee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f0085400" style:display-name="MQA2_TestData" style:page-layout-name="pl-0x7feeeff4c0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f00855f0" style:display-name="MQA3_TestData" style:page-layout-name="pl-0x7feef0082a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f00857e0" style:display-name="MQA4_TestData" style:page-layout-name="pl-0x7feef00596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f00859d0" style:display-name="MQA5_TestData" style:page-layout-name="pl-0x7feef005a7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10T09:54:03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